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3"/>
    <style:style style:name="P5" style:family="paragraph" style:parent-style-name="List_20_Paragraph" style:list-style-name="WWNum3">
      <style:text-properties officeooo:paragraph-rsid="00128e91"/>
    </style:style>
    <style:style style:name="P6" style:family="paragraph" style:parent-style-name="List_20_Paragraph" style:list-style-name="WWNum3">
      <style:text-properties officeooo:rsid="00128e91" officeooo:paragraph-rsid="00128e91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officeooo:rsid="001236b5"/>
    </style:style>
    <style:style style:name="T5" style:family="text">
      <style:text-properties officeooo:rsid="00128e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yecto final de Administración de Base de Datos</text:span></text:p>
      <text:p text:style-name="P1"/>
      <text:list xml:id="list333480523" text:style-name="WWNum1">
        <text:list-item>
          <text:p text:style-name="P3"><text:span text:style-name="T1">Descripción en lenguaje natural del problema a modelar (PDF).</text:span></text:p>
        </text:list-item>
        <text:list-item>
          <text:p text:style-name="P3"><text:span text:style-name="T1">Esquema conceptual de la base de datos (PDF).</text:span></text:p>
        </text:list-item>
        <text:list-item>
          <text:p text:style-name="P3"><text:span text:style-name="T1">Sentencias de creación del esquema físico del SGBD elegido (texto plano).</text:span></text:p>
        </text:list-item>
        <text:list-item>
          <text:p text:style-name="P3"><text:span text:style-name="T1">Datos de ejemplo que pueblen las estructuras (texto plano).</text:span></text:p>
        </text:list-item>
        <text:list-item>
          <text:p text:style-name="P3"><text:span text:style-name="T1">Programación necesaria (si aplica) para mantener la integridad semántica de la base de datos (texto plano).</text:span></text:p>
        </text:list-item>
      </text:list>
      <text:p text:style-name="Standard"/>
      <text:p text:style-name="Standard">Desarrollo:</text:p>
      <text:p text:style-name="Standard">1. <text:span text:style-name="T2">Tema:</text:span> Diseño y administracion de base de datos orientado a la creacionde una aplicación web(aula virtual) como herramienta de apoyo al proceso de enseñanza-aprendizaje.</text:p>
      <text:p text:style-name="Standard"><text:span text:style-name="T2">Problema:</text:span></text:p>
      <text:p text:style-name="Standard">En la actualidad la falta de una plataforma virtual como instrumento de aprendizaje en el sistema educativo (siendo asi de dos tipos:</text:p>
      <text:p text:style-name="Standard">- la organización que controla el estado, para la elaboración de planes de estudio en la instituciones educativas (privadas y publicas)</text:p>
      <text:p text:style-name="Standard">-el acceso a la educación que forma parte de los derechos humanos, y que el Estado debe garantizar que el sistema educativo incluya a todas las personas.</text:p>
      <text:p text:style-name="Standard">)que influye de manera negativa en el desarrollo integral (educacion) de las personas(cualquier individuo).</text:p>
      <text:p text:style-name="Standard"><text:span text:style-name="T2">Justificacion:</text:span></text:p>
      <text:p text:style-name="Standard">La descripción del como vamos a desarrollar la creación de de una plataforma (aplicación movil) que ayudara a solucionar el problema.</text:p>
      <text:p text:style-name="Standard"><text:span text:style-name="T3">KSK de la situación problemática que nos planteaba Carlos (cuando hacíamos los diagramas ERR)</text:span></text:p>
      <text:p text:style-name="Standard">Se desea diseñar una base de datos para una aula virtual (de la organización: <text:s/>“nuestro nombre”) que contenga informacion sobre los usuarios y las publicaciones. Crear un modelo ERR teniendo en cuenta las siguientes restricciones:</text:p>
      <text:list xml:id="list2739643769" text:style-name="WWNum3">
        <text:list-item>
          <text:p text:style-name="P4">Un usuario solo puede <text:span text:style-name="T4">ser Lector</text:span> o <text:span text:style-name="T5">Autor</text:span>, <text:span text:style-name="T4">pero no ambos.</text:span></text:p>
        </text:list-item>
        <text:list-item>
          <text:p text:style-name="P4">Una publicación <text:span text:style-name="T4">pertenece solo a un Autor</text:span></text:p>
        </text:list-item>
        <text:list-item>
          <text:p text:style-name="P4">El usuario solo tendra un <text:span text:style-name="T5">codigo, </text:span>nombre de usuario <text:span text:style-name="T5">unico</text:span>, correo y contraseña.</text:p>
        </text:list-item>
        <text:list-item>
          <text:p text:style-name="P4">El <text:span text:style-name="T5">Autor</text:span> podrá <text:span text:style-name="T5">compartir muchas publicaciones </text:span>.</text:p>
        </text:list-item>
        <text:list-item>
          <text:p text:style-name="P5"><text:span text:style-name="T5">Cada p</text:span>ublicacion tendrá un codigo <text:span text:style-name="T5">unico</text:span>, la <text:span text:style-name="T5">materia</text:span> a la que pertenece, titulo,</text:p>
          <text:p text:style-name="P5">Fecha de publicación, descripcion<text:bookmark text:name="_GoBack"/> </text:p>
        </text:list-item>
        <text:list-item>
          <text:p text:style-name="P6">Se tendrá una tabla que represente de que categoria(materia) pertence la publicacion</text:p>
          <text:p text:style-name="P4"/>
        </text:list-item>
      </text:list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style:rfc-language-tag="es-419" fo:language="es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pez</meta:initial-creator>
    <meta:editing-cycles>2</meta:editing-cycles>
    <meta:creation-date>2019-11-07T03:36:00</meta:creation-date>
    <dc:date>2019-11-11T22:43:13.359368608</dc:date>
    <meta:editing-duration>PT1H32M53S</meta:editing-duration>
    <meta:generator>LibreOffice/6.1.5.2$Linux_X86_64 LibreOffice_project/10$Build-2</meta:generator>
    <meta:document-statistic meta:table-count="0" meta:image-count="0" meta:object-count="0" meta:page-count="2" meta:paragraph-count="24" meta:word-count="321" meta:character-count="2025" meta:non-whitespace-character-count="17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